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dddddd" fo:min-height="9.677cm" draw:shadow="hidden"/>
    </style:style>
    <style:style style:name="gr2" style:family="graphic" style:parent-style-name="standard">
      <style:graphic-properties draw:stroke="solid" svg:stroke-color="#000000" draw:fill="solid" draw:fill-color="#dddddd" fo:min-height="0.95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57cm"/>
    </style:style>
    <style:style style:name="gr4" style:family="graphic" style:parent-style-name="standard">
      <style:graphic-properties draw:stroke="solid" svg:stroke-color="#000000" draw:fill="solid" draw:fill-color="#dddddd" fo:min-height="4.096cm"/>
    </style:style>
    <style:style style:name="gr5" style:family="graphic" style:parent-style-name="standard">
      <style:graphic-properties draw:stroke="solid" svg:stroke-color="#000000" draw:fill="solid" draw:fill-color="#dddddd" fo:min-height="2.912cm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dddddd"/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3" style:family="paragraph">
      <loext:graphic-properties draw:fill="none" draw:fill-color="#ffffff"/>
    </style:style>
    <style:style style:name="T1" style:family="text">
      <style:text-properties style:font-name="Liberation Mono" fo:font-size="10pt" style:font-name-asian="Liberation Mono" style:font-size-asian="10pt" style:font-name-complex="Liberation Mono" style:font-size-complex="10pt"/>
    </style:style>
    <style:style style:name="T2" style:family="text">
      <style:text-properties style:font-name="Liberation Mono" fo:font-size="10pt" fo:font-weight="bold" style:font-name-asian="Liberation Mono" style:font-size-asian="10pt" style:font-weight-asian="bold" style:font-name-complex="Liberation Mono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frame draw:style-name="gr1" draw:text-style-name="P2" draw:layer="layout" svg:width="10.239cm" svg:height="9.927cm" svg:x="16.558cm" svg:y="6.307cm">
            <draw:text-box>
              <text:p text:style-name="P1"><text:span text:style-name="T1">asian <text:s text:c="33"/>1399744</text:span></text:p>
              <text:p text:style-name="P1"><text:span text:style-name="T1">atheist <text:s text:c="31"/>1399744</text:span></text:p>
              <text:p text:style-name="P1"><text:span text:style-name="T1">bisexual <text:s text:c="30"/>1399744</text:span></text:p>
              <text:p text:style-name="P1"><text:span text:style-name="T1">black <text:s text:c="33"/>1399744</text:span></text:p>
              <text:p text:style-name="P1"><text:span text:style-name="T1">buddhist <text:s text:c="30"/>1399744</text:span></text:p>
              <text:p text:style-name="P1"><text:span text:style-name="T1">christian <text:s text:c="29"/>1399744</text:span></text:p>
              <text:p text:style-name="P1"><text:span text:style-name="T1">female <text:s text:c="32"/>1399744</text:span></text:p>
              <text:p text:style-name="P1"><text:span text:style-name="T1">heterosexual <text:s text:c="26"/>1399744</text:span></text:p>
              <text:p text:style-name="P1"><text:span text:style-name="T1">hindu <text:s text:c="33"/>1399744</text:span></text:p>
              <text:p text:style-name="P1"><text:span text:style-name="T1">homosexual_gay_or_lesbian <text:s text:c="13"/>1399744</text:span></text:p>
              <text:p text:style-name="P1"><text:span text:style-name="T1">intellectual_or_learning_disability <text:s text:c="3"/>1399744</text:span></text:p>
              <text:p text:style-name="P1"><text:span text:style-name="T1">jewish <text:s text:c="32"/>1399744</text:span></text:p>
              <text:p text:style-name="P1"><text:span text:style-name="T1">latino <text:s text:c="32"/>1399744</text:span></text:p>
              <text:p text:style-name="P1"><text:span text:style-name="T1">male <text:s text:c="34"/>1399744</text:span></text:p>
              <text:p text:style-name="P1"><text:span text:style-name="T1">muslim <text:s text:c="32"/>1399744</text:span></text:p>
              <text:p text:style-name="P1"><text:span text:style-name="T1">other_disability <text:s text:c="22"/>1399744</text:span></text:p>
              <text:p text:style-name="P1"><text:span text:style-name="T1">other_gender <text:s text:c="26"/>1399744</text:span></text:p>
              <text:p text:style-name="P1"><text:span text:style-name="T1">other_race_or_ethnicity <text:s text:c="15"/>1399744</text:span></text:p>
              <text:p text:style-name="P1"><text:span text:style-name="T1">other_religion <text:s text:c="24"/>1399744</text:span></text:p>
              <text:p text:style-name="P1"><text:span text:style-name="T1">other_sexual_orientation <text:s text:c="14"/>1399744</text:span></text:p>
              <text:p text:style-name="P1"><text:span text:style-name="T1">physical_disability <text:s text:c="19"/>1399744</text:span></text:p>
              <text:p text:style-name="P1"><text:span text:style-name="T1">psychiatric_or_mental_illness <text:s text:c="9"/>1399744</text:span></text:p>
              <text:p text:style-name="P1"><text:span text:style-name="T1">transgender <text:s text:c="27"/>1399744</text:span></text:p>
              <text:p text:style-name="P1"><text:span text:style-name="T1">white <text:s text:c="33"/>1399744</text:span></text:p>
            </draw:text-box>
          </draw:frame>
          <draw:frame draw:style-name="gr2" draw:text-style-name="P2" draw:layer="layout" svg:width="10.239cm" svg:height="1.203cm" svg:x="2.956cm" svg:y="4.878cm">
            <draw:text-box>
              <text:p text:style-name="P1"><text:span text:style-name="T2">target <text:s text:c="38"/>0</text:span></text:p>
              <text:p text:style-name="P1"><text:span text:style-name="T2">comment_text <text:s text:c="32"/>0</text:span></text:p>
            </draw:text-box>
          </draw:frame>
          <draw:frame draw:style-name="gr3" draw:text-style-name="P3" draw:layer="layout" svg:width="3.557cm" svg:height="0.962cm" svg:x="19.899cm" svg:y="5.39cm">
            <draw:text-box>
              <text:p>Identities</text:p>
            </draw:text-box>
          </draw:frame>
          <draw:frame draw:style-name="gr4" draw:text-style-name="P2" draw:layer="layout" svg:width="10.239cm" svg:height="4.629cm" svg:x="2.956cm" svg:y="7.158cm">
            <draw:text-box>
              <text:p text:style-name="P1"><text:span text:style-name="T1">severe_toxicity <text:s text:c="4"/></text:span><text:span text:style-name="T1"><text:s text:c="20"/></text:span><text:span text:style-name="T1"><text:s text:c="5"/>0</text:span></text:p>
              <text:p text:style-name="P1"><text:span text:style-name="T1">obscene <text:s text:c="12"/></text:span><text:span text:style-name="T1"><text:s text:c="20"/></text:span><text:span text:style-name="T1"><text:s text:c="5"/>0</text:span></text:p>
              <text:p text:style-name="P1"><text:span text:style-name="T1">identity_attack <text:s text:c="4"/></text:span><text:span text:style-name="T1"><text:s text:c="20"/></text:span><text:span text:style-name="T1"><text:s text:c="5"/>0</text:span></text:p>
              <text:p text:style-name="P1"><text:span text:style-name="T1">insult <text:s text:c="13"/></text:span><text:span text:style-name="T1"><text:s text:c="20"/></text:span><text:span text:style-name="T1"><text:s text:c="5"/>0</text:span></text:p>
              <text:p text:style-name="P1"><text:span text:style-name="T1">threat <text:s text:c="13"/></text:span><text:span text:style-name="T1"><text:s text:c="20"/></text:span><text:span text:style-name="T1"><text:s text:c="5"/>0</text:span></text:p>
              <text:p text:style-name="P1"><text:span text:style-name="T1">funny <text:s text:c="14"/></text:span><text:span text:style-name="T1"><text:s text:c="20"/></text:span><text:span text:style-name="T1"><text:s text:c="5"/>0</text:span></text:p>
              <text:p text:style-name="P1"><text:span text:style-name="T1">wow <text:s text:c="16"/></text:span><text:span text:style-name="T1"><text:s text:c="20"/></text:span><text:span text:style-name="T1"><text:s text:c="5"/>0</text:span></text:p>
              <text:p text:style-name="P1"><text:span text:style-name="T1">sad <text:s text:c="16"/></text:span><text:span text:style-name="T1"><text:s text:c="20"/></text:span><text:span text:style-name="T1"><text:s text:c="5"/>0</text:span></text:p>
              <text:p text:style-name="P1"><text:span text:style-name="T1">likes <text:s text:c="14"/></text:span><text:span text:style-name="T1"><text:s text:c="20"/></text:span><text:span text:style-name="T1"><text:s text:c="5"/>0</text:span></text:p>
              <text:p text:style-name="P1"><text:span text:style-name="T1">disagree <text:s text:c="11"/></text:span><text:span text:style-name="T1"><text:s text:c="20"/></text:span><text:span text:style-name="T1"><text:s text:c="5"/>0</text:span></text:p>
              <text:p text:style-name="P1"><text:span text:style-name="T1">sexual_explicit <text:s text:c="4"/></text:span><text:span text:style-name="T1"><text:s text:c="20"/></text:span><text:span text:style-name="T1"><text:s text:c="5"/>0</text:span></text:p>
            </draw:text-box>
          </draw:frame>
          <draw:frame draw:style-name="gr5" draw:text-style-name="P2" draw:layer="layout" svg:width="10.351cm" svg:height="3.435cm" svg:x="2.9cm" svg:y="12.645cm">
            <draw:text-box>
              <text:p text:style-name="P1"><text:span text:style-name="T1">id <text:s text:c="42"/>0</text:span></text:p>
              <text:p text:style-name="P1"><text:span text:style-name="T1">created_date <text:s text:c="32"/>0</text:span></text:p>
              <text:p text:style-name="P1"><text:span text:style-name="T1">publication_id <text:s text:c="30"/>0</text:span></text:p>
              <text:p text:style-name="P1"><text:span text:style-name="T1">article_id <text:s text:c="34"/>0</text:span></text:p>
              <text:p text:style-name="P1"><text:span text:style-name="T1">rating <text:s text:c="38"/>0</text:span></text:p>
              <text:p text:style-name="P1"><text:span text:style-name="T1">identity_annotator_count <text:s text:c="20"/>0</text:span></text:p>
              <text:p text:style-name="P1"><text:span text:style-name="T1">toxicity_annotator_count <text:s text:c="20"/>0</text:span></text:p>
              <text:p text:style-name="P1"><text:span text:style-name="T1">parent_id <text:s text:c="30"/>778646</text:span></text:p>
            </draw:text-box>
          </draw:frame>
          <draw:frame draw:style-name="gr3" draw:text-style-name="P3" draw:layer="layout" svg:width="5.468cm" svg:height="0.962cm" svg:x="5.341cm" svg:y="6.3cm">
            <draw:text-box>
              <text:p>Toxicity indicators</text:p>
            </draw:text-box>
          </draw:frame>
          <draw:frame draw:style-name="gr3" draw:text-style-name="P3" draw:layer="layout" svg:width="5.434cm" svg:height="0.962cm" svg:x="5.358cm" svg:y="11.761cm">
            <draw:text-box>
              <text:p>Misc informations</text:p>
            </draw:text-box>
          </draw:frame>
          <draw:frame draw:style-name="gr3" draw:text-style-name="P3" draw:layer="layout" svg:width="5.121cm" svg:height="0.962cm" svg:x="5.515cm" svg:y="3.9cm">
            <draw:text-box>
              <text:p>Content &amp; target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3T11:28:32.582860383</meta:creation-date>
    <dc:date>2019-10-29T21:11:23.533328774</dc:date>
    <meta:editing-duration>PT1H30M54S</meta:editing-duration>
    <meta:editing-cycles>26</meta:editing-cycles>
    <meta:generator>LibreOffice/6.0.7.3$Linux_X86_64 LibreOffice_project/00m0$Build-3</meta:generator>
    <meta:document-statistic meta:object-count="9"/>
  </office:meta>
</office:document-meta>
</file>